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3d2f3" officeooo:paragraph-rsid="0013d2f3"/>
    </style:style>
    <style:style style:name="P2" style:family="paragraph" style:parent-style-name="Standard" style:list-style-name="L1">
      <style:text-properties officeooo:rsid="0013d2f3" officeooo:paragraph-rsid="0013d2f3"/>
    </style:style>
    <style:style style:name="P3" style:family="paragraph" style:parent-style-name="Standard" style:list-style-name="L1">
      <style:text-properties style:text-position="0% 100%" officeooo:rsid="001590d3" officeooo:paragraph-rsid="001590d3"/>
    </style:style>
    <style:style style:name="P4" style:family="paragraph" style:parent-style-name="Standard" style:list-style-name="L1">
      <style:text-properties style:text-position="0% 100%" officeooo:rsid="00319d4c" officeooo:paragraph-rsid="0015c7a8"/>
    </style:style>
    <style:style style:name="P5" style:family="paragraph" style:parent-style-name="Standard" style:list-style-name="L1">
      <style:text-properties style:text-position="0% 100%" officeooo:rsid="0015c7a8" officeooo:paragraph-rsid="0015c7a8"/>
    </style:style>
    <style:style style:name="P6" style:family="paragraph" style:parent-style-name="Standard" style:list-style-name="L1">
      <style:text-properties style:text-position="0% 100%" officeooo:rsid="00173a84" officeooo:paragraph-rsid="00173a84"/>
    </style:style>
    <style:style style:name="T1" style:family="text">
      <style:text-properties style:text-position="super 58%" officeooo:rsid="001590d3"/>
    </style:style>
    <style:style style:name="T2" style:family="text">
      <style:text-properties officeooo:rsid="0017de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ansk-notater </text:p>
      <text:p text:style-name="P1"/>
      <text:list xml:id="list5392402247029642962" text:style-name="L1">
        <text:list-item>
          <text:p text:style-name="P2">ondes de surpression : Overtrykksbølger </text:p>
        </text:list-item>
        <text:list-item>
          <text:p text:style-name="P2">Incendies: Brann </text:p>
        </text:list-item>
        <text:list-item>
          <text:p text:style-name="P2">Seuil : terskel /grense<text:span text:style-name="T1">ekymringer</text:span></text:p>
        </text:list-item>
        <text:list-item>
          <text:p text:style-name="P3">Provenanves: Liøder </text:p>
        </text:list-item>
        <text:list-item>
          <text:p text:style-name="P4">cible : Mål</text:p>
        </text:list-item>
        <text:list-item>
          <text:p text:style-name="P5">Apparition : Utseende</text:p>
        </text:list-item>
        <text:list-item>
          <text:p text:style-name="P6">aiguë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09:13:57.821093534</meta:creation-date>
    <meta:generator>LibreOffice/5.1.6.2$Linux_X86_64 LibreOffice_project/10m0$Build-2</meta:generator>
    <dc:date>2019-03-21T10:01:01.875456508</dc:date>
    <meta:editing-duration>PT47M3S</meta:editing-duration>
    <meta:editing-cycles>5</meta:editing-cycles>
    <meta:document-statistic meta:table-count="0" meta:image-count="0" meta:object-count="0" meta:page-count="1" meta:paragraph-count="8" meta:word-count="28" meta:character-count="170" meta:non-whitespace-character-count="152"/>
  </office:meta>
</office:document-meta>
</file>